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5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4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font-name="Noto Sans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font-name="Noto Sans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font-name="Noto Sans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IÕE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0"/>
        <table:table-row table:style-name="ro1">
          <table:table-cell table:style-name="ce13" office:value-type="string" calcext:value-type="string">
            <text:p>CIDADE </text:p>
          </table:table-cell>
          <table:table-cell table:style-name="ce13" office:value-type="string" calcext:value-type="string">
            <text:p>FISCAL</text:p>
          </table:table-cell>
          <table:table-cell table:style-name="ce13" office:value-type="string" calcext:value-type="string">
            <text:p>REGIAO</text:p>
          </table:table-cell>
          <table:table-cell table:style-name="ce13" office:value-type="string" calcext:value-type="string">
            <text:p>CODIGO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LTAMIRA DO PARANA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SSIS CHATEAUBRIAND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RASILANDIA DO SUL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CAMPINA DA LAGOA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ENTRE RIOS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FORMOSA DO OESTE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FRANCISCO ALVES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GUAIRA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IRACEMA DO OESTE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JESUITAS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MARECHAL CANDIDO RONDON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MARIPA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MERCEDES</text:p>
          </table:table-cell>
          <table:table-cell table:style-name="ce14" office:value-type="string" calcext:value-type="string">
            <text:p>DAIANE</text:p>
          </table:table-cell>
          <table:table-cell table:style-name="ce14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AURORA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CANTU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SANTA ROSA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OUROVERDE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PALOTINA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PATO BRAGADO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QUATRO PONTES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JOSE DAS PALMEIRAS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TERRA ROXA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TOLEDO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TUPASSI 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UBIRATA</text:p>
          </table:table-cell>
          <table:table-cell table:style-name="ce16" office:value-type="string" calcext:value-type="string">
            <text:p>DAIANE</text:p>
          </table:table-cell>
          <table:table-cell table:style-name="ce16" office:value-type="string" calcext:value-type="string">
            <text:p>TOLEDO</text:p>
          </table:table-cell>
          <table:table-cell table:style-name="ce13" office:value-type="float" office:value="248" calcext:value-type="float">
            <text:p>248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BRANCHES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GUA VERDE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HU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ALTO DA GLORIA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ACACHERI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ARREIRINHA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ATEL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IGORRILHO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4" office:value-type="string" calcext:value-type="string">
            <text:p>BOA VISTA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BOM RETIR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BUTIATUVINH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ABRAL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ACHOEI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AMPINA DO SIQUEI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AMPO COMPRID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APAO RAS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R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RO CIVIC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IC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IDADE INDUSTRIAL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ESTRIBO AHU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FANNY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FAZENDINH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GUAI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HUGO LANG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JD GABINET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JUVEV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LINDOI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ERCES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OSSUNGU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O MUND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ORLEANS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AROLIN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LARZINH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NHEIRINH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ORTA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EBOUCAS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CANDID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FELICIDAD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HELEN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QUITERI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O INACI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BRAZ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FRANCISC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ÃO JOÃ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LOURENC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EMINARI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ABOA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VILA FANNY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LA GUAI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LA IZABEL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VILA LINDOI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VILA SABA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VISTA ALEGR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XAXIM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GUA VERDE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HU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ARREIRINHA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ATEL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IGORRILHO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OA VISTA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UTIATUVINH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CHOEIRA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MPINA DO SIQUEIRA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MPO COMPRIDO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PAO RASO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SCATINHA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ENTRO - II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RO CIVICO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IC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ANNY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AZENDINH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UAIR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JARDIM GABINET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LINDOIA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ERCES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OSSUNGUE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O MUNDO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ORLEANS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ROLIN - II</text:p>
          </table:table-cell>
          <table:table-cell table:style-name="ce16" office:value-type="string" calcext:value-type="string">
            <text:p>EDUARDO</text:p>
          </table:table-cell>
          <table:table-cell table:style-name="ce16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NHEIRINHO - II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ORTAO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BOUCAS - II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NTA FELICIDADE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NTA QUITERIA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NTO INACIO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BRAZ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JOAO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EMINARIO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LA FANNY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LA GUAIRA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LA IZABEL</text:p>
          </table:table-cell>
          <table:table-cell table:style-name="ce13" office:value-type="string" calcext:value-type="string">
            <text:p>EDUARDO</text:p>
          </table:table-cell>
          <table:table-cell table:style-name="ce13"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VILA LINDOI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VILA SABAR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VISTA ALEGRE - II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XAXIM - II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URITIBA - II</text:p>
          </table:table-cell>
          <table:table-cell table:style-name="ce16" office:value-type="float" office:value="95" calcext:value-type="float">
            <text:p>9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DRIANOPOLIS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MIRANTE TAMANDARE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NTONIN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OCAIUVA DO SU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MPINA GRANDE DO SU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ERRO AZU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LOMBO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DOUTOR ULYSSES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GUARAQUECAB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TAPERUCU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ORRETES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RANAGU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RAQUAR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ONTAL DO PARAN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QUATRO BARRAS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IO BRANCO DO SU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UNAS DO PARAN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TO DA GLORI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TO DA RUA X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TUB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ACACHERI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AIRRO ALTO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OA VIST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BRA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JURU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PAO DA IMBUI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RISTO REI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HUGO LANGE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RDIM SOCIAL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UVEVE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CANDID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ARUM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INGUI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BRANCHES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GUA VERDE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HU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ALTO DA GLORIA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TO DA RUA XV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TUBA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ACACHERI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ARREIRINHA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IGORRILHO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A VISTA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OM RETIRO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CHOEIRA - V</text:p>
          </table:table-cell>
          <table:table-cell table:style-name="ce14" office:value-type="string" calcext:value-type="string">
            <text:p>ELIAS</text:p>
          </table:table-cell>
          <table:table-cell table:style-name="ce14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CAJURU - V</text:p>
          </table:table-cell>
          <table:table-cell table:style-name="ce14" office:value-type="string" calcext:value-type="string">
            <text:p>ELIAS</text:p>
          </table:table-cell>
          <table:table-cell table:style-name="ce14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RO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ENTRO CIVICO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ESTRIBO AHU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UABIROTUBA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HUGO LANGE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JARDIM BOTANICO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ERCES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ROLIN - V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LARZINHO</text:p>
          </table:table-cell>
          <table:table-cell table:style-name="ce16" office:value-type="string" calcext:value-type="string">
            <text:p>ELIAS</text:p>
          </table:table-cell>
          <table:table-cell table:style-name="ce16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RADO VELHO - V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BOUCAS - V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FRANCISCO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LOURENCO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TABOAO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TARUMA - V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VISTA ALEGRE - V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CURITIBA - V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VORADA DO SUL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SSAI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ELA VISTA DO PARAIS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MBE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ENARIO DO SUL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RNÉLIO PROCÓPI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FLORESTOPOLIS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GUARACI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BIPO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GUAPIT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TAIZINH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LEOPOLIS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LONDRIN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IRASELV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AMERICA DA COLIN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SANTA BARBA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ORECATU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RADO FERREI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RIMEIRO DE MAI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ANCHO ALEGRE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OLANDI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CECILIA DO PAVA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O ANTONIO DO PARAIS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JERONIMO DA SER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SEBASTIAO DA AMOREI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ERTANEJ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ERTANOPOLIS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AMARAN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URAI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LONDRINA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ABATI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ANDI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BANDEIRANTES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BARRA DO JACARE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MBAR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NGONHINHAS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RNÉLIO PROCÓPI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TAMBARAC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CAREZINHO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UNDIAI DO SUL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A FATIM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IBEIRAO DO PINHAL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AMELI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 MARIAN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O ANTONIO DA PLATINA</text:p>
          </table:table-cell>
          <table:table-cell table:style-name="ce16" office:value-type="string" calcext:value-type="string">
            <text:p>GARCIA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ALTO PARAIS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ALTO PIQUIRI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ALTONI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ARARUN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BARBOSA FERRAZ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BOA ESPERANÇ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CAFEZAL DO SUL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CAMPO MOURA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CIANORT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3">
          <table:table-cell table:style-name="ce21" office:value-type="string" calcext:value-type="string">
            <text:p>CORUMBATAI DO SUL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CRUZEIRO DO OEST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DOURADIN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DOUTOR CAMARG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ENGENHEIRO BELTRÃ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ESPERANCA NOV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FAROL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FENIX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FLOREST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GOIOER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ICARAIM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IPOR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IRETAM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ITAMB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1" office:value-type="string" calcext:value-type="string">
            <text:p>IVAT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3">
          <table:table-cell table:style-name="ce21" office:value-type="string" calcext:value-type="string">
            <text:p>IVATUB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3">
          <table:table-cell table:style-name="ce21" office:value-type="string" calcext:value-type="string">
            <text:p>JANIOPOLIS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JAPUR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JURAND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JUSSAR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LUIZIAN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MAMBORE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MARIA HELEN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MARILUZ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MATO RICO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MOREIRA SALES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NOVA OLIMPIA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PAIÇANDU</text:p>
          </table:table-cell>
          <table:table-cell table:style-name="ce14" office:value-type="string" calcext:value-type="string">
            <text:p>LUCIANO</text:p>
          </table:table-cell>
          <table:table-cell table:style-name="ce14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EABIRU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EROBAL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EROL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QUARTO CENTENARI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QUINTA DO SOL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ANCHO ALEGRE DO OEST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ONCADOR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JORGE DO PATROCINIO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TOM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APEJAR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ERRA BO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UNEIRAS DO OEST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UMUARAMA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XAMBRE</text:p>
          </table:table-cell>
          <table:table-cell table:style-name="ce16" office:value-type="string" calcext:value-type="string">
            <text:p>LUCIANO</text:p>
          </table:table-cell>
          <table:table-cell table:style-name="ce16" office:value-type="string" calcext:value-type="string">
            <text:p>MARINGÁ - III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AGUDOS DO SUL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ANTONIO OLINT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ARAUCARI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ALSA NOV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MPO DO TENENTE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ONTEND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AZENDA RIO GRANDE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LAP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NDIRITUB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PALMEIR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PIEN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PORTO AMAZONAS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QUITANDINH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RIO NEGR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SAO JOAO DO TRIUNF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SAO MATEUS DO SUL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ÁGUA VERDE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ALTO DA GLORI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ALTO DA XV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ALTO GLORI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CAMPO DO SANTAN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CAXIMB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ENTR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IDADE INDUSTRIAL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GANCHINH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HUGO LANGE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RDIM BOTÂNIC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MERCES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O A - S CERCAD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NOVO MUND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AROLIN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NHEIRINH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RADO VELH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REBOUCAS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REBOUÇAS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SAO FRANCISC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SITIO CERCAD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TATUQUAR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UMBARA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VILA SÃO PEDRO</text:p>
          </table:table-cell>
          <table:table-cell table:style-name="ce14" office:value-type="string" calcext:value-type="string">
            <text:p>MARCELO</text:p>
          </table:table-cell>
          <table:table-cell table:style-name="ce14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VILA VERDE I - CIC</text:p>
          </table:table-cell>
          <table:table-cell table:style-name="ce14" office:value-type="string" calcext:value-type="string">
            <text:p>MARCELO</text:p>
          </table:table-cell>
          <table:table-cell table:style-name="ce14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XAXIM</text:p>
          </table:table-cell>
          <table:table-cell table:style-name="ce14" office:value-type="string" calcext:value-type="string">
            <text:p>MARCELO</text:p>
          </table:table-cell>
          <table:table-cell table:style-name="ce14" office:value-type="string" calcext:value-type="string">
            <text:p>CURITIBA - I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ALTO DA RUA XV - IV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ATUBA - IV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BAIRRO ALTO</text:p>
          </table:table-cell>
          <table:table-cell table:style-name="ce16" office:value-type="string" calcext:value-type="string">
            <text:p>MARCELO</text:p>
          </table:table-cell>
          <table:table-cell table:style-name="ce16" office:value-type="string" calcext:value-type="string">
            <text:p>CURITIBA - IV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TARUMA - IV</text:p>
          </table:table-cell>
          <table:table-cell table:style-name="ce13" office:value-type="string" calcext:value-type="string">
            <text:p>MARCELO</text:p>
          </table:table-cell>
          <table:table-cell table:style-name="ce13" office:value-type="string" calcext:value-type="string">
            <text:p>CURITIBA - IV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MPER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ARRACA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ELA VISTA DA CAROB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A ESPERANCA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A VISTA APARECID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M JESUS DO SUL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M SUCESSO DO SUL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PANEM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PITAO L MARQUE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HOPINZINH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LEVELANDI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ORONEL DOMINGUES SOARE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ORONEL VIVID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RUZEIRO DO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DOIS VIZINHO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ENEAS MARQUE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ESPIGAO DO ALTO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LOR DA SERRA DO SUL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RANCISCO BELTRA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2"/>
          <table:table-cell table:style-name="ce16" table:number-columns-repeated="16377"/>
        </table:table-row>
        <table:table-row table:style-name="ro1">
          <table:table-cell table:style-name="ce13" office:value-type="string" calcext:value-type="string">
            <text:p>HONORIO SERP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table:number-columns-repeated="16380"/>
        </table:table-row>
        <table:table-row table:style-name="ro1">
          <table:table-cell table:style-name="ce13" office:value-type="string" calcext:value-type="string">
            <text:p>ITAPEJARA D´ 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table:number-columns-repeated="3"/>
          <table:table-cell table:number-columns-repeated="16377"/>
        </table:table-row>
        <table:table-row table:style-name="ro1">
          <table:table-cell table:style-name="ce13" office:value-type="string" calcext:value-type="string">
            <text:p>MANFRINOPOLI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NGUEIRINH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RIOPOLI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RMELEIR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NOVA ESPERANCA DO SUD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NOVA PRATA DO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LMAS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TO BRANC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EROLA D´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NHAL DO SÃO BENT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LANALT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RANCHIT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QUEDAS DO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ALEZ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NASCENC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LGADO FILH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LTO DO LONTR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JOA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O JORGE DO 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UDADE DO IGUACU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TA ISABEL DO 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TA LUCI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TO ANTONIO DO SUDOEST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ULIN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TRES BARRAS DO PARANA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VERE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VITORINO</text:p>
          </table:table-cell>
          <table:table-cell table:style-name="ce16" office:value-type="string" calcext:value-type="string">
            <text:p>PACOLA</text:p>
          </table:table-cell>
          <table:table-cell table:style-name="ce16" office:value-type="string" calcext:value-type="string">
            <text:p>SUDOESTE</text:p>
          </table:table-cell>
          <table:table-cell table:style-name="ce16" office:value-type="float" office:value="149" calcext:value-type="float">
            <text:p>149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UARATUBA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TINHO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NHAI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JOSE DOS PINHAI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IJUCAS DO SUL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ALTO BOQUEIRA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AIRRO ALT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BOQUEIRA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JURU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GUABIROTUBA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HAUER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HUGO LANGE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RDIM BOTANIC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RDIM DAS AMERICA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JD. DAS AMERICA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RADO VELH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TARUMA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UBERABA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VILA HAUER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VILA OFICINA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VL OFICINA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XAXIM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ALTO BOQUEIRA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BOQUEIRAO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CAJURU - III</text:p>
          </table:table-cell>
          <table:table-cell table:style-name="ce14" office:value-type="string" calcext:value-type="string">
            <text:p>PAZIM</text:p>
          </table:table-cell>
          <table:table-cell table:style-name="ce14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GUABIROTUBA - III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HAUER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HUGO LANGE - III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JARDIM DAS AMERICAS</text:p>
          </table:table-cell>
          <table:table-cell table:style-name="ce16" office:value-type="string" calcext:value-type="string">
            <text:p>PAZIM</text:p>
          </table:table-cell>
          <table:table-cell table:style-name="ce16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PRADO VELHO - III</text:p>
          </table:table-cell>
          <table:table-cell table:style-name="ce13" office:value-type="string" calcext:value-type="string">
            <text:p>PAZIM</text:p>
          </table:table-cell>
          <table:table-cell table:style-name="ce13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UBERABA</text:p>
          </table:table-cell>
          <table:table-cell table:style-name="ce13" office:value-type="string" calcext:value-type="string">
            <text:p>PAZIM</text:p>
          </table:table-cell>
          <table:table-cell table:style-name="ce13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3" office:value-type="string" calcext:value-type="string">
            <text:p>VILA HAUER</text:p>
          </table:table-cell>
          <table:table-cell table:style-name="ce13" office:value-type="string" calcext:value-type="string">
            <text:p>PAZIM</text:p>
          </table:table-cell>
          <table:table-cell table:style-name="ce13"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VILA OFICINAS</text:p>
          </table:table-cell>
          <table:table-cell office:value-type="string" calcext:value-type="string">
            <text:p>PAZIM</text:p>
          </table:table-cell>
          <table:table-cell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calcext:value-type="string">
            <text:p>XAXIM - III</text:p>
          </table:table-cell>
          <table:table-cell office:value-type="string" calcext:value-type="string">
            <text:p>PAZIM</text:p>
          </table:table-cell>
          <table:table-cell office:value-type="string" calcext:value-type="string">
            <text:p>CURITIBA - III</text:p>
          </table:table-cell>
          <table:table-cell table:style-name="ce16" office:value-type="float" office:value="94" calcext:value-type="float">
            <text:p>9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RLOPOLI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NSELHEIRO MAIRINCK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URIÚV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FIGUEIR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GUAPIRAM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BAITI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BOTI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APIR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JOAQUIM TAVOR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PINHALAO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QUATIGU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RIBEIRAO CLARO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LTO DO ITARARE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NTANA DO ITARARE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O JOSE DA BOA VIST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APOPEM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SIQUEIRA CAMPO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TOMAZIN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WENCESLAU BRAZ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NORTE PIONEIRO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RAPOTI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FERNANDES PINHEIRO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MBAU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MBITUV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PIRANG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IRATI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IVAI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JAGUARIAIV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ORTIGUEIR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PONTA GROSS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SENGE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6" office:value-type="string" calcext:value-type="string">
            <text:p>TEIXEIRA SOARE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TELEMACO BORBA</text:p>
          </table:table-cell>
          <table:table-cell table:style-name="ce14" office:value-type="string" calcext:value-type="string">
            <text:p>RIBAMAR</text:p>
          </table:table-cell>
          <table:table-cell table:style-name="ce14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TIBAGI</text:p>
          </table:table-cell>
          <table:table-cell table:style-name="ce14" office:value-type="string" calcext:value-type="string">
            <text:p>RIBAMAR</text:p>
          </table:table-cell>
          <table:table-cell table:style-name="ce14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4" office:value-type="string" calcext:value-type="string">
            <text:p>VENTANIA</text:p>
          </table:table-cell>
          <table:table-cell table:style-name="ce14" office:value-type="string" calcext:value-type="string">
            <text:p>RIBAMAR</text:p>
          </table:table-cell>
          <table:table-cell table:style-name="ce14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4" office:value-type="string" calcext:value-type="string">
            <text:p>CARAMBEI</text:p>
          </table:table-cell>
          <table:table-cell table:style-name="ce14" office:value-type="string" calcext:value-type="string">
            <text:p>RIBAMAR</text:p>
          </table:table-cell>
          <table:table-cell table:style-name="ce14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STRO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RAI DO SUL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RUDENTOPOLI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SERV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UAMIRANG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LMEIRA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BOUÇAS</text:p>
          </table:table-cell>
          <table:table-cell table:style-name="ce16" office:value-type="string" calcext:value-type="string">
            <text:p>RIBAMAR</text:p>
          </table:table-cell>
          <table:table-cell table:style-name="ce16" office:value-type="string" calcext:value-type="string">
            <text:p>PONTA GROSSA - I</text:p>
          </table:table-cell>
          <table:table-cell table:style-name="ce16" office:value-type="float" office:value="115" calcext:value-type="float">
            <text:p>115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BOA VENTURA DE SAO ROQUE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MPINA DO SIMA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NDIDO DE ABREU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NDOI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CANTAGAL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FOZ DO JORDÃ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OIOXIM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GUARAPUAVA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INACIO MARTINS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LARANJAL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LARANJEIRAS DO SUL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NOEL RIBAS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MARQUINH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NOVA LARANJEIRAS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NOVA TEBAS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ALMITAL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NHA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ITANGA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PORTO BARREIR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ESERVA DO IGUAÇU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RIO BONITO DO IGUACU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SANTA MARIA DO OESTE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TURVO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3" office:value-type="string" calcext:value-type="string">
            <text:p>VIRMOND</text:p>
          </table:table-cell>
          <table:table-cell table:style-name="ce16" office:value-type="string" calcext:value-type="string">
            <text:p>RÔMULO</text:p>
          </table:table-cell>
          <table:table-cell table:style-name="ce16" office:value-type="string" calcext:value-type="string">
            <text:p>GUARAPUAVA</text:p>
          </table:table-cell>
          <table:table-cell table:style-name="ce16" office:value-type="float" office:value="364" calcext:value-type="float">
            <text:p>364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LTO PARAN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MAPOR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NGUL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STORG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ATALAI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AFEAR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IDADE GAUCH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16" office:value-type="string" calcext:value-type="string">
            <text:p>COLORAD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CRUZEIRO DO SUL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DIAMANTE DO NORTE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FLORAI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FLORID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GUAIRAC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GUAPOREM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IGUARACU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INAJ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INDIANOPOLIS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ITAGUAJE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ITAUNA DO SUL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JARDIM OLIND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LOAND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6" office:value-type="string" calcext:value-type="string">
            <text:p>LOBAT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LUPIONOPOLIS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MANDAGUACU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MARILEN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MARINGA -I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MIRADOR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MUNHOZ DE MEL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NOSSA SENHORA DAS GRACAS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NOVA ALIANCA DO IVAI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NOVA ESPERANC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NOVA LONDRIN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2" office:value-type="string" calcext:value-type="string">
            <text:p>OURIZON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ARAISO DO NORTE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ARANACITY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ARANAPOEM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ARANAVAI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ITANGUEIRAS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LANALTINA DO PARANA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ORTO RIC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PRESIDENTE CASTELO BRANCO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QUERENCIA DO NORTE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4">
          <table:table-cell table:style-name="ce22" office:value-type="string" calcext:value-type="string">
            <text:p>RONDON</text:p>
          </table:table-cell>
          <table:table-cell table:style-name="ce16" office:value-type="string" calcext:value-type="string">
            <text:p>SALEM</text:p>
          </table:table-cell>
          <table:table-cell table:style-name="ce16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BAUDI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A CRUZ DO MONTE CAS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A FE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A INES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A ISABEL DO IVAI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A MONIC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O ANTONIO DO CAIU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NTO INACIO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O CARLOS DO IVAI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O JOAO DO CAIU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O JORGE DO IVAI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O MANOEL DO PR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SAO PEDRO DO PARAN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3" office:value-type="string" calcext:value-type="string">
            <text:p>TAMBOAR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TAPIR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TERRA RICA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UNIFLOR</text:p>
          </table:table-cell>
          <table:table-cell table:style-name="ce14" office:value-type="string" calcext:value-type="string">
            <text:p>SALEM</text:p>
          </table:table-cell>
          <table:table-cell table:style-name="ce14" office:value-type="string" calcext:value-type="string">
            <text:p>MARINGÁ - I</text:p>
          </table:table-cell>
          <table:table-cell table:style-name="ce13" office:value-type="float" office:value="103" calcext:value-type="float">
            <text:p>103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CAMPO DO SANTANA</text:p>
          </table:table-cell>
          <table:table-cell table:style-name="ce14" office:value-type="string" calcext:value-type="string">
            <text:p>SERGIO</text:p>
          </table:table-cell>
          <table:table-cell table:style-name="ce14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CAXIMBA</text:p>
          </table:table-cell>
          <table:table-cell table:style-name="ce14" office:value-type="string" calcext:value-type="string">
            <text:p>SERGIO</text:p>
          </table:table-cell>
          <table:table-cell table:style-name="ce14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4" office:value-type="string" calcext:value-type="string">
            <text:p>CIC - I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2" office:value-type="string" calcext:value-type="string">
            <text:p>GANCHINHO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4" office:value-type="string" calcext:value-type="string">
            <text:p>PINHEIRINHO - I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4" office:value-type="string" calcext:value-type="string">
            <text:p>SITIO CERCADO</text:p>
          </table:table-cell>
          <table:table-cell table:style-name="ce13" office:value-type="string" calcext:value-type="string">
            <text:p>SERGIO</text:p>
          </table:table-cell>
          <table:table-cell table:style-name="ce13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4" office:value-type="string" calcext:value-type="string">
            <text:p>TATUQUARA</text:p>
          </table:table-cell>
          <table:table-cell table:style-name="ce13" office:value-type="string" calcext:value-type="string">
            <text:p>SERGIO</text:p>
          </table:table-cell>
          <table:table-cell table:style-name="ce13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4" office:value-type="string" calcext:value-type="string">
            <text:p>UMBARA</text:p>
          </table:table-cell>
          <table:table-cell table:style-name="ce13" office:value-type="string" calcext:value-type="string">
            <text:p>SERGIO</text:p>
          </table:table-cell>
          <table:table-cell table:style-name="ce13"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7" office:value-type="string" calcext:value-type="string">
            <text:p>VILA SAO PEDR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7" office:value-type="string" calcext:value-type="string">
            <text:p>VILA VERDE I - CIC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7" office:value-type="string" calcext:value-type="string">
            <text:p>XAXIM - I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CURITIBA - I</text:p>
          </table:table-cell>
          <table:table-cell table:style-name="ce14" office:value-type="float" office:value="64" calcext:value-type="float">
            <text:p>64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APUCARAN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ARAPONGAS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ARAPU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ARIRANHA DO IVAI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BOM SUCESSO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BORRAZOPOLIS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CALIFORNI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CAMBIR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CRUZMATIN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FAXINAL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GODOY MOREIR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GRANDES RIOS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IVAIPOR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JANDAIA DO SUL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JARDIM ALEGRE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3" office:value-type="string" calcext:value-type="string">
            <text:p>KALORE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LIDIANOPOLIS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LUNARDELI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NDAGUARI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RIALV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RILANDIA DO SUL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RINGA II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RUMBI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23" office:value-type="string" calcext:value-type="string">
            <text:p>MAUA DA SERRA</text:p>
          </table:table-cell>
          <table:table-cell table:style-name="ce14" office:value-type="string" calcext:value-type="string">
            <text:p>SILVIO</text:p>
          </table:table-cell>
          <table:table-cell table:style-name="ce14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NOVO ITACOLOM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RIO BOM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RIO BRANCO DO IVA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ROSARIO DO IVA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SAO JOAO DO IVA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SAO PEDRO DO IVA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8" office:value-type="string" calcext:value-type="string">
            <text:p>SARANDI</text:p>
          </table:table-cell>
          <table:table-cell table:style-name="ce16" office:value-type="string" calcext:value-type="string">
            <text:p>SILVIO</text:p>
          </table:table-cell>
          <table:table-cell table:style-name="ce16" office:value-type="string" calcext:value-type="string">
            <text:p>MARINGÁ - II</text:p>
          </table:table-cell>
          <table:table-cell table:style-name="ce13" office:value-type="float" office:value="116" calcext:value-type="float">
            <text:p>116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ANAHY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BRAGANEY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AFELANDI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ASCAVEL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AMPO BONITO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ATANDUVAS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EU AZUL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CORBELI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DIAMANTE DO OESTE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DIAMANTE DO SUL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FOZ DO IGUAÇ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GUARANIAC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IBEM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IGUAT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ITAIPULANDI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LINDOESTE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4" office:value-type="string" calcext:value-type="string">
            <text:p>MATELANDI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13" office:value-type="string" calcext:value-type="string">
            <text:p>MEDIANEIR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MISSAL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RAMILANDI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SANTA HELENA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4">
          <table:table-cell table:style-name="ce13" office:value-type="string" calcext:value-type="string">
            <text:p>SANTA TEREZINHA DO ITAIP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4">
          <table:table-cell table:style-name="ce13" office:value-type="string" calcext:value-type="string">
            <text:p>SAO MIGUEL DO IGUAC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4">
          <table:table-cell table:style-name="ce13" office:value-type="string" calcext:value-type="string">
            <text:p>SAO PEDRO DO IGUACU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4">
          <table:table-cell table:style-name="ce13" office:value-type="string" calcext:value-type="string">
            <text:p>SERRANOPOLIS</text:p>
          </table:table-cell>
          <table:table-cell table:style-name="ce13" office:value-type="string" calcext:value-type="string">
            <text:p>SIQUEIRA</text:p>
          </table:table-cell>
          <table:table-cell table:style-name="ce13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STA TEREZA DO OESTE</text:p>
          </table:table-cell>
          <table:table-cell table:style-name="ce14" office:value-type="string" calcext:value-type="string">
            <text:p>SIQUEIRA</text:p>
          </table:table-cell>
          <table:table-cell table:style-name="ce14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VERA CRUZ DO OESTE</text:p>
          </table:table-cell>
          <table:table-cell table:style-name="ce14" office:value-type="string" calcext:value-type="string">
            <text:p>SIQUEIRA</text:p>
          </table:table-cell>
          <table:table-cell table:style-name="ce14" office:value-type="string" calcext:value-type="string">
            <text:p>CASCAVEL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0"/>
        </table:table-row>
        <table:table-row table:style-name="ro1" table:number-rows-repeated="104797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EGIÕES.A496:REGIÕES.A592">
            <calcext:condition calcext:apply-style-name="ConditionalStyle_2" calcext:value="duplicate" calcext:base-cell-address="REGIÕES.A496"/>
          </calcext:conditional-format>
        </calcext:conditional-formats>
      </table:table>
      <table:named-expressions/>
      <table:database-ranges>
        <table:database-range table:name="__Anonymous_Sheet_DB__0" table:target-range-address="REGIÕES.A1:REGIÕES.D60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 loext:blank-width-char="("> </number:text>
      <number:fill-character> </number:fill-character>
      <number:text>- _)</number:text>
    </number:number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R$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5:12:25.1066483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3:32:49.880405319</meta:creation-date>
    <dc:date>2025-06-30T15:10:11.558514205</dc:date>
    <meta:editing-duration>PT16M29S</meta:editing-duration>
    <meta:editing-cycles>5</meta:editing-cycles>
    <meta:generator>LibreOffice/24.2.0.3$Linux_X86_64 LibreOffice_project/420$Build-3</meta:generator>
    <meta:document-statistic meta:table-count="1" meta:cell-count="2408" meta:object-count="0"/>
  </office:meta>
</office:document-meta>
</file>